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1476" officeooo:paragraph-rsid="000d1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 sommes nous ?</text:p>
      <text:p text:style-name="P1"/>
      <text:p text:style-name="P1">=&gt; Courte présentation de l’association</text:p>
      <text:p text:style-name="P1">=&gt; Qu’est ce qu’ils font ?</text:p>
      <text:p text:style-name="P1">=&gt; Pourquoi font-ils ça 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1:28:28.083646323</meta:creation-date>
    <dc:date>2018-05-11T21:29:09.683093505</dc:date>
    <meta:editing-duration>PT41S</meta:editing-duration>
    <meta:editing-cycles>1</meta:editing-cycles>
    <meta:document-statistic meta:table-count="0" meta:image-count="0" meta:object-count="0" meta:page-count="1" meta:paragraph-count="4" meta:word-count="20" meta:character-count="107" meta:non-whitespace-character-count="91"/>
    <meta:generator>LibreOffice/5.2.7.2$Linux_X86_64 LibreOffice_project/20m0$Build-2</meta:generator>
  </office:meta>
</office:document-meta>
</file>